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fo:color="#ff0000"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4" draw:layer="layout" svg:width="4.751cm" svg:height="18.382cm" svg:x="7.8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6.8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298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2.7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>profile_usage_id</text:span></text:p>
          <text:p text:style-name="P3"><text:span text:style-name="T5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6.219cm" svg:y="1.2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6.942cm" svg:x="6.219cm" svg:y="2.0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6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7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6">result_store_status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8.319cm" svg:y="3.667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6.137cm" svg:y="2.802cm">
          <text:p/>
        </draw:circle>
        <draw:rect draw:style-name="gr1" draw:text-style-name="P2" xml:id="id61" draw:id="id61" draw:layer="layout" svg:width="5.207cm" svg:height="0.869cm" svg:x="21.647cm" svg:y="2.432cm">
          <text:p text:style-name="P1"><text:span text:style-name="T1">Comparison Field</text:span></text:p>
        </draw:rect>
        <draw:rect draw:style-name="gr2" draw:text-style-name="P4" draw:layer="layout" svg:width="5.207cm" svg:height="2.518cm" svg:x="21.647cm" svg:y="3.2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6.116cm" svg:y="1.151cm">
          <text:p text:style-name="P1"><text:span text:style-name="T1">Comparison</text:span></text:p>
        </draw:rect>
        <draw:rect draw:style-name="gr2" draw:text-style-name="P4" draw:layer="layout" svg:width="4.572cm" svg:height="3.915cm" svg:x="16.116cm" svg:y="1.9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6.532cm" svg:y="5.00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5.989cm" svg:y="3.187cm">
          <text:p/>
        </draw:circle>
        <draw:connector draw:style-name="gr3" draw:text-style-name="P1" draw:layer="layout" draw:type="curve" svg:x1="15.989cm" svg:y1="3.314cm" svg:x2="13.891cm" svg:y2="1.712cm" draw:start-shape="id58" draw:start-glue-point="3" draw:end-shape="id59" svg:d="m15989 3314c-1573 0-525-1602-2098-1602">
          <text:p/>
        </draw:connector>
        <draw:circle draw:style-name="gr5" draw:text-style-name="P1" xml:id="id60" draw:id="id60" draw:layer="layout" svg:width="0.254cm" svg:height="0.254cm" svg:x="20.307cm" svg:y="2.687cm">
          <text:p/>
        </draw:circle>
        <draw:connector draw:style-name="gr3" draw:text-style-name="P1" draw:layer="layout" draw:type="curve" svg:x1="20.561cm" svg:y1="2.814cm" svg:x2="21.647cm" svg:y2="2.866cm" draw:start-shape="id60" draw:start-glue-point="1" draw:end-shape="id61" draw:end-glue-point="3" svg:d="m20561 2814c814 0 272 52 1086 52">
          <text:p/>
        </draw:connector>
        <draw:rect draw:style-name="gr1" draw:text-style-name="P2" xml:id="id63" draw:id="id63" draw:layer="layout" svg:width="4.572cm" svg:height="0.869cm" svg:x="-1.413cm" svg:y="3.179cm">
          <text:p text:style-name="P1"><text:span text:style-name="T1">Test Section</text:span></text:p>
        </draw:rect>
        <draw:connector draw:style-name="gr3" draw:text-style-name="P1" draw:layer="layout" draw:type="curve" svg:x1="6.137cm" svg:y1="2.929cm" svg:x2="3.159cm" svg:y2="3.613cm" draw:start-shape="id62" draw:start-glue-point="3" draw:end-shape="id63" svg:d="m6137 2929c-2233 0-745 684-2978 684">
          <text:p/>
        </draw:connector>
        <draw:rect draw:style-name="gr1" draw:text-style-name="P2" xml:id="id67" draw:id="id67" draw:layer="layout" svg:width="5.207cm" svg:height="0.869cm" svg:x="21.633cm" svg:y="7.857cm">
          <text:p text:style-name="P1"><text:span text:style-name="T1">Assertion Field</text:span></text:p>
        </draw:rect>
        <draw:rect draw:style-name="gr2" draw:text-style-name="P4" draw:layer="layout" svg:width="5.207cm" svg:height="2.518cm" svg:x="21.633cm" svg:y="8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6.102cm" svg:y="6.576cm">
          <text:p text:style-name="P1"><text:span text:style-name="T1">Assertion</text:span></text:p>
        </draw:rect>
        <draw:rect draw:style-name="gr2" draw:text-style-name="P4" draw:layer="layout" svg:width="4.54cm" svg:height="3.915cm" svg:x="16.102cm" svg:y="7.3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assertion_result</text:span></text:p>
          <text:p text:style-name="P3"><text:span text:style-name="T2">location_path</text:span></text:p>
          <text:p text:style-name="P3"><text:span text:style-name="T2"/></text:p>
        </draw:rect>
        <draw:rect draw:style-name="gr4" draw:text-style-name="P5" draw:layer="layout" svg:width="3.108cm" svg:height="0.97cm" svg:x="16.451cm" svg:y="9.9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4" draw:id="id64" draw:layer="layout" svg:width="0.254cm" svg:height="0.254cm" svg:x="15.975cm" svg:y="8.612cm">
          <text:p/>
        </draw:circle>
        <draw:connector draw:style-name="gr3" draw:text-style-name="P1" draw:layer="layout" draw:type="curve" svg:x1="15.975cm" svg:y1="8.739cm" svg:x2="13.891cm" svg:y2="10.533cm" draw:start-shape="id64" draw:start-glue-point="3" draw:end-shape="id65" svg:d="m15975 8739c-1563 0-521 1794-2084 1794">
          <text:p/>
        </draw:connector>
        <draw:circle draw:style-name="gr5" draw:text-style-name="P1" xml:id="id66" draw:id="id66" draw:layer="layout" svg:width="0.254cm" svg:height="0.254cm" svg:x="20.293cm" svg:y="8.112cm">
          <text:p/>
        </draw:circle>
        <draw:connector draw:style-name="gr3" draw:text-style-name="P1" draw:layer="layout" draw:type="curve" svg:x1="20.547cm" svg:y1="8.239cm" svg:x2="21.633cm" svg:y2="8.291cm" draw:start-shape="id66" draw:start-glue-point="1" draw:end-shape="id67" draw:end-glue-point="3" svg:d="m20547 8239c814 0 272 52 1086 52">
          <text:p/>
        </draw:connector>
        <draw:rect draw:style-name="gr4" draw:text-style-name="P5" draw:layer="layout" svg:width="1.651cm" svg:height="0.508cm" svg:x="9.693cm" svg:y="14.613cm">
          <text:p text:style-name="P3"><text:span text:style-name="T3">PASS, FAIL</text:span></text:p>
        </draw:rect>
        <draw:rect draw:style-name="gr4" draw:text-style-name="P5" draw:layer="layout" svg:width="3.048cm" svg:height="0.508cm" svg:x="10.271cm" svg:y="17.383cm">
          <text:p text:style-name="P3"><text:span text:style-name="T3">a-r, a-nr, na-r, na-nr</text:span></text:p>
        </draw:rect>
      </draw:page>
      <draw:page draw:name="page6" draw:style-name="dp1" draw:master-page-name="Default">
        <draw:rect draw:style-name="gr2" draw:text-style-name="P7" draw:layer="layout" svg:width="6.223cm" svg:height="16.764cm" svg:x="4.937cm" svg:y="3.667cm">
          <text:p text:style-name="P3"><text:span text:style-name="T5">pentagon_report_id</text:span></text:p>
          <text:p text:style-name="P3"><text:span text:style-name="T5">test_conducted_id</text:span></text:p>
          <text:p text:style-name="P3"><text:span text:style-name="T5">score_c</text:span></text:p>
          <text:p text:style-name="P3"><text:span text:style-name="T7">score_uf</text:span></text:p>
          <text:p text:style-name="P3"><text:span text:style-name="T7">score_uc</text:span></text:p>
          <text:p text:style-name="P3"><text:span text:style-name="T7">score_qf</text:span></text:p>
          <text:p text:style-name="P3"><text:span text:style-name="T7">score_qc</text:span></text:p>
          <text:p text:style-name="P3"><text:span text:style-name="T7">score</text:span><text:span text:style-name="T5">_c_ack_conform</text:span></text:p>
          <text:p text:style-name="P3"><text:span text:style-name="T7">score</text:span><text:span text:style-name="T5">_c_good_messages</text:span></text:p>
          <text:p text:style-name="P3"><text:span text:style-name="T7">score</text:span><text:span text:style-name="T5">_c_bad_messages</text:span></text:p>
          <text:p text:style-name="P3"><text:span text:style-name="T7">score</text:span><text:span text:style-name="T5">_c_good_data</text:span></text:p>
          <text:p text:style-name="P3"><text:span text:style-name="T7">score</text:span><text:span text:style-name="T5">_c_bad_data</text:span></text:p>
          <text:p text:style-name="P3"><text:span text:style-name="T5">score_uf_vxu_2014</text:span></text:p>
          <text:p text:style-name="P3"><text:span text:style-name="T5">score_uf_vxu_2015</text:span></text:p>
          <text:p text:style-name="P3"><text:span text:style-name="T7">score_uf_sensitive</text:span></text:p>
          <text:p text:style-name="P3"><text:span text:style-name="T7">score_uf_coded_values</text:span></text:p>
          <text:p text:style-name="P3"><text:span text:style-name="T7">score_uf_tolerant</text:span></text:p>
          <text:p text:style-name="P3"><text:span text:style-name="T7">score_uf_ehr_examples</text:span></text:p>
          <text:p text:style-name="P3"><text:span text:style-name="T7">score_uf_performance</text:span></text:p>
          <text:p text:style-name="P3"><text:span text:style-name="T7">score_qf_qbp_2015</text:span></text:p>
          <text:p text:style-name="P3"><text:span text:style-name="T7">score_qf_data_available</text:span></text:p>
          <text:p text:style-name="P3"><text:span text:style-name="T7">score_qf_deduplication</text:span></text:p>
          <text:p text:style-name="P3"><text:span text:style-name="T7">score_qf_forecaster</text:span></text:p>
          <text:p text:style-name="P3"><text:span text:style-name="T7">score_qf_performance</text:span></text:p>
          <text:p text:style-name="P3"><text:span text:style-name="T7">score_qf_minimum_query</text:span></text:p>
          <text:p text:style-name="P3"><text:span text:style-name="T7">score_uc_modifications</text:span></text:p>
          <text:p text:style-name="P3"><text:span text:style-name="T7">score_uc_conflicts</text:span></text:p>
          <text:p text:style-name="P3"><text:span text:style-name="T7">score_uc_constraints</text:span></text:p>
          <text:p text:style-name="P3"><text:span text:style-name="T7">score_uc_acks_conform</text:span></text:p>
          <text:p text:style-name="P3"><text:span text:style-name="T8">score_qc_responses_conform</text:span></text:p>
          <text:p text:style-name="P3"><text:span text:style-name="T8">score_qc_soap_conforms</text:span></text:p>
        </draw:rect>
        <draw:rect draw:style-name="gr1" draw:text-style-name="P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68" draw:id="id68" draw:layer="layout" svg:width="0.254cm" svg:height="0.254cm" svg:x="4.804cm" svg:y="4.301cm">
          <text:p/>
        </draw:circle>
        <draw:rect draw:style-name="gr1" draw:text-style-name="P2" xml:id="id69" draw:id="id69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68" draw:start-glue-point="3" draw:end-shape="id69" draw:end-glue-point="3" svg:d="m4804 4428c-751 0-865-2721 227-2721">
          <text:p/>
        </draw:connector>
      </draw:page>
      <draw:page draw:name="page7" draw:style-name="dp1" draw:master-page-name="Default">
        <draw:rect draw:style-name="gr2" draw:text-style-name="P7" xml:id="id74" draw:id="id74" draw:layer="layout" svg:width="6.635cm" svg:height="3.938cm" svg:x="4.906cm" svg:y="3.666cm">
          <text:p text:style-name="P3"><text:span text:style-name="T5">transport_analysis_id</text:span></text:p>
          <text:p text:style-name="P3"><text:span text:style-name="T5">transport_type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analysis_notes</text:span></text:p>
          <text:p text:style-name="P3"><text:span text:style-name="T5">report_complete</text:span></text:p>
          <text:p text:style-name="P3"><text:span text:style-name="T8"/></text:p>
        </draw:rect>
        <draw:rect draw:style-name="gr1" draw:text-style-name="P2" xml:id="id71" draw:id="id71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2.429cm" svg:y1="12.276cm" svg:x2="4.906cm" svg:y2="3.31cm" draw:start-shape="id70" draw:start-glue-point="3" draw:end-shape="id71" svg:d="m2429 12276c-751 0-1990-8966 2477-8966">
          <text:p/>
        </draw:connector>
        <draw:rect draw:style-name="gr4" draw:text-style-name="P5" draw:layer="layout" svg:width="5.842cm" svg:height="1.143cm" svg:x="5.318cm" svg:y="4.8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6.7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8">transport_wsdl_cdc_id</text:span></text:p>
          <text:p text:style-name="P3"><text:span text:style-name="T8">transport_analysis_id</text:span></text:p>
          <text:p text:style-name="P3"><text:span text:style-name="T9">transport_status</text:span></text:p>
          <text:p text:style-name="P3"><text:span text:style-name="T9">transport_notes</text:span></text:p>
          <text:p text:style-name="P3"><text:span text:style-name="T9">pass_eye_test</text:span></text:p>
          <text:p text:style-name="P3"><text:span text:style-name="T9">client_certificate</text:span></text:p>
          <text:p text:style-name="P3"><text:span text:style-name="T9">ct_supports</text:span></text:p>
          <text:p text:style-name="P3"><text:span text:style-name="T9">ct_conforms</text:span></text:p>
          <text:p text:style-name="P3"><text:span text:style-name="T9">ct_failure_reason</text:span></text:p>
          <text:p text:style-name="P3"><text:span text:style-name="T9">ssm_supports</text:span></text:p>
          <text:p text:style-name="P3"><text:span text:style-name="T9">ssm_conforms</text:span></text:p>
          <text:p text:style-name="P3"><text:span text:style-name="T9">ssm_failure_reason</text:span></text:p>
          <text:p text:style-name="P3"><text:span text:style-name="T9">sf_supports</text:span></text:p>
          <text:p text:style-name="P3"><text:span text:style-name="T9">sf_conforms</text:span></text:p>
          <text:p text:style-name="P3"><text:span text:style-name="T9">sf_failure_reason</text:span></text:p>
          <text:p text:style-name="P3"><text:span text:style-name="T9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2.552cm" svg:y="11.386cm">
          <text:p text:style-name="P3"><text:span text:style-name="T8">transport_wsdl_other_id</text:span></text:p>
          <text:p text:style-name="P3"><text:span text:style-name="T9">transport_analysis_id</text:span></text:p>
          <text:p text:style-name="P3"><text:span text:style-name="T9">client_cert</text:span></text:p>
          <text:p text:style-name="P3"><text:span text:style-name="T9">operation</text:span></text:p>
          <text:p text:style-name="P3"><text:span text:style-name="T9">username</text:span></text:p>
          <text:p text:style-name="P3"><text:span text:style-name="T9">password</text:span></text:p>
          <text:p text:style-name="P3"><text:span text:style-name="T9">facilityid</text:span></text:p>
          <text:p text:style-name="P3"><text:span text:style-name="T9">other_parameter</text:span></text:p>
          <text:p text:style-name="P3"><text:span text:style-name="T9">hl7_message</text:span></text:p>
          <text:p text:style-name="P3"><text:span text:style-name="T9">could_use_cdc_wsdl</text:span></text:p>
          <text:p text:style-name="P3"><text:span text:style-name="T9">findings_report</text:span></text:p>
          <text:p text:style-name="P3"><text:span text:style-name="T9"/></text:p>
        </draw:rect>
        <draw:rect draw:style-name="gr1" draw:text-style-name="P2" draw:layer="layout" svg:width="5.492cm" svg:height="0.869cm" svg:x="2.552cm" svg:y="10.625cm">
          <text:p text:style-name="P1"><text:span text:style-name="T1">Transport WSDL Other</text:span></text:p>
        </draw:rect>
        <draw:rect draw:style-name="gr2" draw:text-style-name="P7" draw:layer="layout" svg:width="5.492cm" svg:height="5.335cm" svg:x="12.811cm" svg:y="11.667cm">
          <text:p text:style-name="P3"><text:span text:style-name="T8">transport_post_id</text:span></text:p>
          <text:p text:style-name="P3"><text:span text:style-name="T8">transport_analysis_id</text:span></text:p>
          <text:p text:style-name="P3"><text:span text:style-name="T9">client_cert</text:span></text:p>
          <text:p text:style-name="P3"><text:span text:style-name="T9">userid</text:span></text:p>
          <text:p text:style-name="P3"><text:span text:style-name="T9">password</text:span></text:p>
          <text:p text:style-name="P3"><text:span text:style-name="T9">facilityid</text:span></text:p>
          <text:p text:style-name="P3"><text:span text:style-name="T9">otherid</text:span></text:p>
          <text:p text:style-name="P3"><text:span text:style-name="T9">messagedata</text:span></text:p>
          <text:p text:style-name="P3"><text:span text:style-name="T9">could_use_cdc_wsdl</text:span></text:p>
          <text:p text:style-name="P3"><text:span text:style-name="T9">findings_report</text:span></text:p>
        </draw:rect>
        <draw:rect draw:style-name="gr1" draw:text-style-name="P2" draw:layer="layout" svg:width="5.492cm" svg:height="0.869cm" svg:x="12.811cm" svg:y="10.906cm">
          <text:p text:style-name="P1"><text:span text:style-name="T1">Transport POST</text:span></text:p>
        </draw:rect>
        <draw:circle draw:style-name="gr5" draw:text-style-name="P1" xml:id="id70" draw:id="id70" draw:layer="layout" svg:width="0.254cm" svg:height="0.254cm" svg:x="2.429cm" svg:y="12.149cm">
          <text:p/>
        </draw:circle>
        <draw:circle draw:style-name="gr5" draw:text-style-name="P1" xml:id="id72" draw:id="id72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72" draw:start-glue-point="3" draw:end-shape="id71" svg:d="m12684 3329c-856 0-285-19-1143-19">
          <text:p/>
        </draw:connector>
        <draw:circle draw:style-name="gr5" draw:text-style-name="P1" xml:id="id73" draw:id="id73" draw:layer="layout" svg:width="0.254cm" svg:height="0.254cm" svg:x="12.684cm" svg:y="12.43cm">
          <text:p/>
        </draw:circle>
        <draw:connector draw:style-name="gr3" draw:text-style-name="P1" draw:layer="layout" draw:type="curve" svg:x1="12.684cm" svg:y1="12.557cm" svg:x2="8.223cm" svg:y2="7.604cm" draw:start-shape="id73" draw:start-glue-point="3" draw:end-shape="id74" draw:end-glue-point="2" svg:d="m12684 12557c-2974 0-4461-1651-4461-49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19T05:02:18.15</dc:date>
    <dc:creator>Nathan Bunker</dc:creator>
    <meta:editing-duration>P6DT14H11M36S</meta:editing-duration>
    <meta:editing-cycles>57</meta:editing-cycles>
    <meta:printed-by>Nathan Bunker</meta:printed-by>
    <meta:print-date>2014-06-19T14:05:00.83</meta:print-date>
    <meta:document-statistic meta:object-count="184"/>
  </office:meta>
</office:document-meta>
</file>